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Runner.evaluateScript( String exec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Runner.declareBeans( BSFManager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Runner.create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Runner.executeScript( String exec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Runner.supportsLangu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riptRunner.getBuildException( BSFException b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Runner.getMana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